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d7522" officeooo:paragraph-rsid="0019abbf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af1d2" officeooo:paragraph-rsid="0019abbf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b43dd" officeooo:paragraph-rsid="0019abbf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b86f0" officeooo:paragraph-rsid="0019abbf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c612e" officeooo:paragraph-rsid="0019abb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d6809" officeooo:paragraph-rsid="0019abb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rsid="003d6c68" officeooo:paragraph-rsid="0019abb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bold" officeooo:rsid="003c612e" officeooo:paragraph-rsid="0019abbf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bold" officeooo:rsid="003d6c68" officeooo:paragraph-rsid="0019abb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bold" officeooo:rsid="003d7522" officeooo:paragraph-rsid="0019abbf" style:font-size-asian="12pt" style:font-weight-asian="bold" style:font-size-complex="12pt" style:font-weight-complex="bold"/>
    </style:style>
    <style:style style:name="T1" style:family="text">
      <style:text-properties officeooo:rsid="003b86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c612e"/>
    </style:style>
    <style:style style:name="T4" style:family="text">
      <style:text-properties officeooo:rsid="003d6c68"/>
    </style:style>
    <style:style style:name="T5" style:family="text">
      <style:text-properties officeooo:rsid="003ee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GUNTAS kahoot tema 2</text:p>
      <text:p text:style-name="P2"/>
      <text:p text:style-name="P3">1º La funcionalidad principal del erp es </text:p>
      <text:p text:style-name="P3"><text:tab/>Permite gestionar con diferentes modulos todo el procesamiento del negocio</text:p>
      <text:p text:style-name="P3"/>
      <text:p text:style-name="P3">2º <text:span text:style-name="T1">La ultima evolucion del erp fue propiciado por</text:span></text:p>
      <text:p text:style-name="P3"><text:tab/><text:span text:style-name="T1">Por el aumento del uso de internet, redes sociales, almacenamiento en la nube, etc.</text:span></text:p>
      <text:p text:style-name="P3"/>
      <text:p text:style-name="P4">3º Cual de las siguientes no son caracteristicas del erp</text:p>
      <text:p text:style-name="P4">Integracion y modularidad <text:tab/><text:tab/>Integracion funcionamiento en tiempo real </text:p>
      <text:p text:style-name="P4">Escalabilidad y modulariedad<text:tab/><text:span text:style-name="T2">Modularidad e independencia de la base de datos</text:span></text:p>
      <text:p text:style-name="P4"><text:tab/></text:p>
      <text:p text:style-name="P4">4º Para cada modulo siempre existe un departamento en la empresa (mal formulada)</text:p>
      <text:p text:style-name="P4">Falso o verdadero (dice que no la pone :-D, aunque ella dice que es falsa, conservara su opinion?) <text:span text:style-name="T3">La pregunta formulaba que no es obligatorio tener un departamento asociado a un modulo.</text:span></text:p>
      <text:p text:style-name="P4"/>
      <text:p text:style-name="P4">5º <text:s/><text:span text:style-name="T3">En la arquitectura de cliente servidor encontramos…</text:span></text:p>
      <text:p text:style-name="P5">1 infraestructura distribuida de comunicaciones para acceder desde cualquier sitio.</text:p>
      <text:p text:style-name="P5"/>
      <text:p text:style-name="P5">6º La base de datos que utilizamos en el ERP.. </text:p>
      <text:p text:style-name="P5">Se utilizan una unica bd que es alimentada por cada uno de los modulos</text:p>
      <text:p text:style-name="P5"/>
      <text:p text:style-name="P5">7º Un ERP en la actualidad</text:p>
      <text:p text:style-name="P6">No se puede instalar en un sercidor virtual por sus caracteristicas especiales</text:p>
      <text:p text:style-name="P6">Un usuario solo puede acceder desde la red interna de la empresa</text:p>
      <text:p text:style-name="P8">Los clientes tienen acceso a los modulos de e-Commerce desde internet</text:p>
      <text:p text:style-name="P6">Todas son correctas</text:p>
      <text:p text:style-name="P6"/>
      <text:p text:style-name="P6">8º Es habuitual que exista un modulo crm en las soliciones erp actuales?</text:p>
      <text:p text:style-name="P6">Verdadero</text:p>
      <text:p text:style-name="P6"/>
      <text:p text:style-name="P6">9º <text:span text:style-name="T4">Cual de las siguientes opciones de instalacion seria on-premise</text:span></text:p>
      <text:p text:style-name="P7">Instalacion en sercidores fisicos, tanto en la propia sede como el proveedor</text:p>
      <text:p text:style-name="P7">Con servidores unicamente virtuales e instalados en la empresa</text:p>
      <text:p text:style-name="P9">Instalacion en servidores propios</text:p>
      <text:p text:style-name="P7">Instalacion en servidores alquilados fisicos o virtuales</text:p>
      <text:p text:style-name="P7"/>
      <text:p text:style-name="P1">10º Cunado hablamos de paquetes de mercado vertical</text:p>
      <text:p text:style-name="P10">Es uba solucion estandar adaptada a un mercado especigfico</text:p>
      <text:p text:style-name="P1">Es una solucion a medida para la empresarial</text:p>
      <text:p text:style-name="P1">Es una solucion en la que no se peden añadir nuevos modulos</text:p>
      <text:p text:style-name="P1">Es una solucion general que puede ser adaptada para la empresa <text:span text:style-name="T5">(puede cambiarla por como esta redactada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1:04:31.040000000</meta:creation-date>
    <dc:date>2022-11-10T11:05:01.150000000</dc:date>
    <meta:editing-duration>PT30S</meta:editing-duration>
    <meta:editing-cycles>1</meta:editing-cycles>
    <meta:document-statistic meta:table-count="0" meta:image-count="0" meta:object-count="0" meta:page-count="1" meta:paragraph-count="32" meta:word-count="314" meta:character-count="1942" meta:non-whitespace-character-count="1650"/>
    <meta:generator>LibreOffice/7.3.2.2$Windows_X86_64 LibreOffice_project/49f2b1bff42cfccbd8f788c8dc32c1c309559be0</meta:generator>
  </office:meta>
</office:document-meta>
</file>